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Monaco" svg:font-family="Monaco, MonacoRegular, 'Courier New', monospace"/>
    <style:font-face style:name="Roboto Mono" svg:font-family="'Roboto Mono', monospace"/>
    <style:font-face style:name="Roboto" svg:font-family="Roboto, sans-serif"/>
    <style:font-face style:name="inherit" svg:font-family="inherit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848d9" officeooo:paragraph-rsid="000848d9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Preformatted_20_Text">
      <style:paragraph-properties fo:text-align="start" style:justify-single-word="false" fo:break-before="page"/>
      <style:text-properties officeooo:rsid="00068693" officeooo:paragraph-rsid="000a04a9"/>
    </style:style>
    <style:style style:name="P5" style:family="paragraph" style:parent-style-name="Preformatted_20_Text">
      <style:paragraph-properties fo:text-align="start" style:justify-single-word="false"/>
      <style:text-properties officeooo:rsid="00068693" officeooo:paragraph-rsid="00068693"/>
    </style:style>
    <style:style style:name="P6" style:family="paragraph" style:parent-style-name="Preformatted_20_Text">
      <style:paragraph-properties fo:text-align="start" style:justify-single-word="false"/>
      <style:text-properties officeooo:rsid="00068693" officeooo:paragraph-rsid="000c5fd4"/>
    </style:style>
    <style:style style:name="P7" style:family="paragraph" style:parent-style-name="Preformatted_20_Text">
      <style:paragraph-properties fo:text-align="start" style:justify-single-word="false"/>
      <style:text-properties officeooo:rsid="00068693" officeooo:paragraph-rsid="000f746a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Courier New2" fo:font-size="8pt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officeooo:paragraph-rsid="0007dc7d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2" fo:font-size="8pt" style:font-size-asian="8pt" style:font-size-complex="8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officeooo:rsid="000a04a9" officeooo:paragraph-rsid="000a04a9" style:font-size-asian="8pt" style:font-size-complex="8pt"/>
    </style:style>
    <style:style style:name="P18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19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 fo:padding="0cm" fo:border="none"/>
      <style:text-properties fo:font-variant="normal" fo:text-transform="none" fo:color="#212121" style:font-name="Roboto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left="0cm" fo:margin-right="0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212121" style:font-name="Roboto" fo:font-size="12pt" fo:letter-spacing="normal" fo:font-style="normal" fo:font-weight="normal"/>
    </style:style>
    <style:style style:name="P21" style:family="paragraph" style:parent-style-name="Standard">
      <style:text-properties fo:color="#000000" style:font-name="Courier New2" fo:font-size="8pt" officeooo:rsid="001273a2" officeooo:paragraph-rsid="001273a2" style:font-size-asian="8pt" style:font-size-complex="8pt"/>
    </style:style>
    <style:style style:name="P22" style:family="paragraph" style:parent-style-name="Heading_20_1">
      <style:text-properties officeooo:rsid="00042187" officeooo:paragraph-rsid="00042187"/>
    </style:style>
    <style:style style:name="P23" style:family="paragraph" style:parent-style-name="Heading_20_1" style:list-style-name="WWNum1" style:master-page-name="First_20_Page">
      <style:paragraph-properties style:page-number="auto"/>
      <style:text-properties officeooo:rsid="00068693" officeooo:paragraph-rsid="00068693"/>
    </style:style>
    <style:style style:name="P24" style:family="paragraph" style:parent-style-name="Preformatted_20_Text">
      <style:text-properties fo:font-variant="normal" fo:text-transform="none" fo:color="#000000" style:font-name="Courier New2" fo:font-size="8pt" fo:letter-spacing="normal" fo:font-style="normal" fo:font-weight="normal" officeooo:rsid="001273a2" officeooo:paragraph-rsid="001273a2" style:font-size-asian="8pt" style:font-size-complex="8pt"/>
    </style:style>
    <style:style style:name="P25" style:family="paragraph" style:parent-style-name="Preformatted_20_Text">
      <style:text-properties fo:font-variant="normal" fo:text-transform="none" fo:color="#f06292" style:font-name="Roboto Mono" fo:font-size="10.5pt" fo:letter-spacing="normal" fo:font-style="normal" fo:font-weight="normal" officeooo:rsid="001273a2" officeooo:paragraph-rsid="001273a2" style:font-size-asian="8pt" style:font-size-complex="8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27" style:family="paragraph" style:parent-style-name="Preformatted_20_Text">
      <style:paragraph-properties fo:text-align="start" style:justify-single-word="false"/>
      <style:text-properties officeooo:rsid="00068693" officeooo:paragraph-rsid="00068693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2" fo:font-size="8pt" fo:font-style="italic" style:font-size-asian="8pt" style:font-size-complex="8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P30" style:family="paragraph" style:parent-style-name="Preformatted_20_Text">
      <loext:graphic-properties draw:fill="solid" draw:fill-color="#212121" draw:opacity="100%"/>
      <style:paragraph-properties fo:margin-top="0cm" fo:margin-bottom="0cm" loext:contextual-spacing="false" style:line-height-at-least="0.529cm" fo:orphans="2" fo:widows="2" fo:background-color="#212121" fo:padding="0cm" fo:border="none"/>
      <style:text-properties fo:font-variant="normal" fo:text-transform="none" fo:color="#eceff1" fo:letter-spacing="normal"/>
    </style:style>
    <style:style style:name="P31" style:family="paragraph" style:parent-style-name="Preformatted_20_Text">
      <loext:graphic-properties draw:fill="solid" draw:fill-color="#212121" draw:opacity="100%"/>
      <style:paragraph-properties fo:margin-top="0cm" fo:margin-bottom="0cm" loext:contextual-spacing="false" style:line-height-at-least="0.529cm" fo:orphans="2" fo:widows="2" fo:background-color="#212121" fo:padding="0cm" fo:border="none"/>
      <style:text-properties fo:font-variant="normal" fo:text-transform="none" fo:color="#eceff1" style:font-name="Roboto Mono" fo:font-size="10.5pt" fo:letter-spacing="normal" fo:font-style="normal" fo:font-weight="normal"/>
    </style:style>
    <style:style style:name="P32" style:family="paragraph" style:parent-style-name="Preformatted_20_Text">
      <loext:graphic-properties draw:fill="solid" draw:fill-color="#212121" draw:opacity="100%"/>
      <style:paragraph-properties fo:margin-top="0cm" fo:margin-bottom="0cm" loext:contextual-spacing="false" style:line-height-at-least="0.529cm" fo:orphans="2" fo:widows="2" fo:background-color="#212121" fo:padding="0cm" fo:border="none"/>
      <style:text-properties fo:font-variant="normal" fo:text-transform="none" fo:color="#f06292" style:font-name="Roboto Mono" fo:font-size="10.5pt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42187"/>
    </style:style>
    <style:style style:name="T4" style:family="text">
      <style:text-properties fo:font-variant="normal" fo:text-transform="none" fo:color="#242729" style:font-name="Courier New2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5" style:family="text">
      <style:text-properties fo:font-variant="normal" fo:text-transform="none" fo:color="#242729" style:font-name="Courier New2" fo:font-size="8pt" fo:letter-spacing="normal" fo:font-style="normal" fo:font-weight="normal" officeooo:rsid="000a04a9" fo:background-color="#eff0f1" loext:char-shading-value="0" style:font-size-asian="8pt" style:font-size-complex="8pt" loext:padding="0cm" loext:border="none"/>
    </style:style>
    <style:style style:name="T6" style:family="text">
      <style:text-properties fo:font-variant="normal" fo:text-transform="none" fo:color="#242729" style:font-name="Courier New2" fo:font-size="8pt" fo:letter-spacing="normal" fo:font-style="normal" fo:font-weight="normal" officeooo:rsid="000c5fd4" fo:background-color="#eff0f1" loext:char-shading-value="0" style:font-size-asian="8pt" style:font-size-complex="8pt" loext:padding="0cm" loext:border="none"/>
    </style:style>
    <style:style style:name="T7" style:family="text">
      <style:text-properties fo:font-variant="normal" fo:text-transform="none" fo:color="#242729" style:font-name="Courier New2" fo:font-size="8pt" fo:letter-spacing="normal" fo:font-style="normal" fo:font-weight="normal" officeooo:rsid="000f746a" fo:background-color="#eff0f1" loext:char-shading-value="0" style:font-size-asian="8pt" style:font-size-complex="8pt" loext:padding="0cm" loext:border="none"/>
    </style:style>
    <style:style style:name="T8" style:family="text">
      <style:text-properties fo:font-variant="normal" fo:text-transform="none" fo:color="#242729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9" style:family="text">
      <style:text-properties fo:font-variant="normal" fo:text-transform="none" fo:color="#242729" style:font-name="Courier New2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0" style:family="text">
      <style:text-properties fo:font-variant="normal" fo:text-transform="none" fo:color="#242729" style:font-name="Courier New2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242729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000000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3" style:family="text">
      <style:text-properties fo:font-variant="normal" fo:text-transform="none" fo:color="#000000" style:font-name="Courier New2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4" style:family="text">
      <style:text-properties fo:font-variant="normal" fo:text-transform="none" fo:color="#000000" style:font-name="Monaco" fo:font-size="9.75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5" style:family="text">
      <style:text-properties fo:font-variant="normal" fo:text-transform="none" fo:color="#000000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6" style:family="text">
      <style:text-properties fo:font-variant="normal" fo:text-transform="none" fo:color="#000000" style:font-name="Courier New2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17" style:family="text">
      <style:text-properties fo:font-variant="normal" fo:text-transform="none" fo:color="#000000" style:font-name="Courier New2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000080" style:font-name="Courier New1" fo:font-size="8pt" fo:letter-spacing="normal" fo:font-style="normal" fo:font-weight="bold" fo:background-color="#eff0f1" loext:char-shading-value="0" style:font-size-asian="8pt" style:font-size-complex="8pt" loext:padding="0cm" loext:border="none"/>
    </style:style>
    <style:style style:name="T19" style:family="text">
      <style:text-properties fo:font-variant="normal" fo:text-transform="none" fo:color="#000080" style:font-name="Courier New2" fo:font-size="8pt" fo:letter-spacing="normal" fo:font-style="normal" fo:font-weight="bold" fo:background-color="#eff0f1" loext:char-shading-value="0" style:font-size-asian="8pt" style:font-size-complex="8pt" loext:padding="0cm" loext:border="none"/>
    </style:style>
    <style:style style:name="T20" style:family="text">
      <style:text-properties fo:font-variant="normal" fo:text-transform="none" fo:color="#660e7a" style:font-name="Courier New1" fo:font-size="8pt" fo:letter-spacing="normal" fo:font-style="normal" fo:font-weight="bold" fo:background-color="#eff0f1" loext:char-shading-value="0" style:font-size-asian="8pt" style:font-size-complex="8pt" loext:padding="0cm" loext:border="none"/>
    </style:style>
    <style:style style:name="T21" style:family="text">
      <style:text-properties fo:font-variant="normal" fo:text-transform="none" fo:color="#660e7a" style:font-name="Courier New1" fo:font-size="8pt" fo:letter-spacing="normal" fo:font-style="italic" fo:font-weight="normal" fo:background-color="#eff0f1" loext:char-shading-value="0" style:font-size-asian="8pt" style:font-size-complex="8pt" loext:padding="0cm" loext:border="none"/>
    </style:style>
    <style:style style:name="T22" style:family="text">
      <style:text-properties fo:font-variant="normal" fo:text-transform="none" fo:color="#660e7a" style:font-name="Courier New2" fo:font-size="8pt" fo:letter-spacing="normal" fo:font-style="italic" fo:font-weight="normal" fo:background-color="#eff0f1" loext:char-shading-value="0" style:font-size-asian="8pt" style:font-size-complex="8pt" loext:padding="0cm" loext:border="none"/>
    </style:style>
    <style:style style:name="T23" style:family="text">
      <style:text-properties fo:font-variant="normal" fo:text-transform="none" fo:color="#660e7a" fo:font-size="8pt" fo:letter-spacing="normal" fo:font-style="normal" fo:font-weight="bold" fo:background-color="#eff0f1" loext:char-shading-value="0" style:font-size-asian="8pt" style:font-size-complex="8pt" loext:padding="0cm" loext:border="none"/>
    </style:style>
    <style:style style:name="T24" style:family="text">
      <style:text-properties fo:font-variant="normal" fo:text-transform="none" fo:color="#660e7a" fo:font-size="8pt" fo:letter-spacing="normal" fo:font-style="italic" fo:font-weight="normal" fo:background-color="#eff0f1" loext:char-shading-value="0" style:font-size-asian="8pt" style:font-size-complex="8pt" loext:padding="0cm" loext:border="none"/>
    </style:style>
    <style:style style:name="T25" style:family="text">
      <style:text-properties fo:font-variant="normal" fo:text-transform="none" fo:color="#660e7a" style:font-name="Courier New2" fo:font-size="8pt" fo:letter-spacing="normal" fo:font-style="normal" fo:font-weight="bold" fo:background-color="#eff0f1" loext:char-shading-value="0" style:font-size-asian="8pt" style:font-size-complex="8pt" loext:padding="0cm" loext:border="none"/>
    </style:style>
    <style:style style:name="T26" style:family="text">
      <style:text-properties fo:font-variant="normal" fo:text-transform="none" fo:color="#660e7a" style:font-name="Courier New2" fo:font-size="8pt" fo:letter-spacing="normal" fo:font-style="italic" fo:font-weight="normal" fo:background-color="#eff0f1" loext:char-shading-value="0" style:font-size-asian="8pt" style:font-size-complex="8pt" loext:padding="0cm" loext:border="none"/>
    </style:style>
    <style:style style:name="T27" style:family="text">
      <style:text-properties fo:font-variant="normal" fo:text-transform="none" fo:color="#660e7a" style:font-name="Courier New2" fo:letter-spacing="normal" fo:font-style="normal" fo:font-weight="bold" fo:background-color="#eff0f1" loext:char-shading-value="0" loext:padding="0cm" loext:border="none"/>
    </style:style>
    <style:style style:name="T28" style:family="text">
      <style:text-properties fo:font-variant="normal" fo:text-transform="none" fo:color="#660e7a" style:font-name="Courier New2" fo:letter-spacing="normal" fo:font-style="italic" fo:font-weight="normal" fo:background-color="#eff0f1" loext:char-shading-value="0" loext:padding="0cm" loext:border="none"/>
    </style:style>
    <style:style style:name="T29" style:family="text">
      <style:text-properties fo:font-variant="normal" fo:text-transform="none" fo:color="#2b91af" style:font-name="inherit" fo:font-size="9.75pt" fo:letter-spacing="normal" fo:font-style="normal" fo:font-weight="normal" officeooo:rsid="000c5fd4" fo:background-color="#eff0f1" loext:char-shading-value="0" style:font-size-asian="8pt" style:font-size-complex="8pt" loext:padding="0cm" loext:border="none"/>
    </style:style>
    <style:style style:name="T30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31" style:family="text">
      <style:text-properties fo:font-variant="normal" fo:text-transform="none" fo:color="#303336" style:font-name="Consolas" fo:font-size="9.75pt" fo:letter-spacing="normal" fo:font-style="normal" fo:font-weight="normal" officeooo:rsid="000c5fd4" fo:background-color="#eff0f1" loext:char-shading-value="0" style:font-size-asian="8pt" style:font-size-complex="8pt" loext:padding="0cm" loext:border="none"/>
    </style:style>
    <style:style style:name="T32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33" style:family="text">
      <style:text-properties fo:font-variant="normal" fo:text-transform="none" fo:color="#303336" style:font-name="inherit" fo:font-size="9.75pt" fo:letter-spacing="normal" fo:font-style="normal" fo:font-weight="normal" officeooo:rsid="000c5fd4" fo:background-color="#eff0f1" loext:char-shading-value="0" style:font-size-asian="8pt" style:font-size-complex="8pt" loext:padding="0cm" loext:border="none"/>
    </style:style>
    <style:style style:name="T3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36" style:family="text">
      <style:text-properties fo:font-variant="normal" fo:text-transform="none" fo:color="#303336" fo:font-size="8pt" fo:letter-spacing="normal" fo:font-style="normal" fo:font-weight="normal" officeooo:rsid="000c5fd4" fo:background-color="#eff0f1" loext:char-shading-value="0" style:font-size-asian="8pt" style:font-size-complex="8pt" loext:padding="0cm" loext:border="none"/>
    </style:style>
    <style:style style:name="T37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38" style:family="text">
      <style:text-properties fo:font-variant="normal" fo:text-transform="none" fo:color="#101094" style:font-name="inherit" fo:font-size="9.75pt" fo:letter-spacing="normal" fo:font-style="normal" fo:font-weight="normal" officeooo:rsid="000c5fd4" fo:background-color="#eff0f1" loext:char-shading-value="0" style:font-size-asian="8pt" style:font-size-complex="8pt" loext:padding="0cm" loext:border="none"/>
    </style:style>
    <style:style style:name="T39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40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41" style:family="text">
      <style:text-properties fo:font-variant="normal" fo:text-transform="none" fo:color="#006fe0" style:font-name="Courier New2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42" style:family="text">
      <style:text-properties style:font-name="Courier New1"/>
    </style:style>
    <style:style style:name="T43" style:family="text">
      <style:text-properties style:font-name="Courier New1" fo:font-style="italic"/>
    </style:style>
    <style:style style:name="T44" style:family="text">
      <style:text-properties fo:color="#000080" style:font-name="Courier New1" fo:font-weight="bold"/>
    </style:style>
    <style:style style:name="T45" style:family="text">
      <style:text-properties fo:color="#000080" fo:font-weight="bold"/>
    </style:style>
    <style:style style:name="T46" style:family="text">
      <style:text-properties fo:font-style="italic"/>
    </style:style>
    <style:style style:name="T47" style:family="text">
      <style:text-properties fo:color="#660e7a"/>
    </style:style>
    <style:style style:name="T48" style:family="text">
      <style:text-properties fo:color="#660e7a" style:font-name="Courier New1" fo:font-style="italic"/>
    </style:style>
    <style:style style:name="T49" style:family="text">
      <style:text-properties fo:color="#660e7a" style:font-name="Courier New1" fo:font-weight="bold"/>
    </style:style>
    <style:style style:name="T50" style:family="text">
      <style:text-properties fo:color="#660e7a" fo:font-style="italic"/>
    </style:style>
    <style:style style:name="T51" style:family="text">
      <style:text-properties fo:color="#660e7a" fo:font-weight="bold"/>
    </style:style>
    <style:style style:name="T52" style:family="text">
      <style:text-properties fo:color="#008000" style:font-name="Courier New1" fo:font-weight="bold"/>
    </style:style>
    <style:style style:name="T53" style:family="text">
      <style:text-properties fo:color="#008000" fo:font-weight="bold"/>
    </style:style>
    <style:style style:name="T54" style:family="text">
      <style:text-properties style:font-name="Courier New2" fo:font-size="8pt" style:font-size-asian="8pt" style:font-size-complex="8pt"/>
    </style:style>
    <style:style style:name="T55" style:family="text">
      <style:text-properties officeooo:rsid="000848d9"/>
    </style:style>
    <style:style style:name="T56" style:family="text">
      <style:text-properties fo:color="#0000ff"/>
    </style:style>
    <style:style style:name="T57" style:family="text">
      <style:text-properties fo:color="#808080"/>
    </style:style>
    <style:style style:name="T58" style:family="text">
      <style:text-properties fo:color="#808080" fo:font-style="italic"/>
    </style:style>
    <style:style style:name="T59" style:family="text">
      <style:text-properties fo:color="#808080" style:font-name="Courier New1" fo:font-style="italic"/>
    </style:style>
    <style:style style:name="T60" style:family="text">
      <style:text-properties fo:color="#4dd0e1"/>
    </style:style>
    <style:style style:name="T61" style:family="text">
      <style:text-properties fo:color="#4dd0e1" style:font-name="Courier New2"/>
    </style:style>
    <style:style style:name="T62" style:family="text">
      <style:text-properties fo:color="#4dd0e1" style:font-name="Roboto Mono" fo:font-size="10.5pt" fo:font-style="normal" fo:font-weight="normal"/>
    </style:style>
    <style:style style:name="T63" style:family="text">
      <style:text-properties fo:color="#9ccc65"/>
    </style:style>
    <style:style style:name="T64" style:family="text">
      <style:text-properties fo:color="#9ccc65" style:font-name="Courier New2"/>
    </style:style>
    <style:style style:name="T65" style:family="text">
      <style:text-properties fo:color="#9ccc65" style:font-name="Roboto Mono" fo:font-size="10.5pt" fo:font-style="normal" fo:font-weight="normal"/>
    </style:style>
    <style:style style:name="T66" style:family="text">
      <style:text-properties style:font-name="Courier New2"/>
    </style:style>
    <style:style style:name="T67" style:family="text">
      <style:text-properties style:font-name="Roboto Mono" fo:font-size="10.5pt" fo:font-style="normal" fo:font-weight="normal"/>
    </style:style>
    <style:style style:name="T68" style:family="text">
      <style:text-properties fo:color="#f06292" style:font-name="Roboto Mono" fo:font-size="10.5pt" fo:font-style="normal" fo:font-weight="normal"/>
    </style:style>
    <style:style style:name="T69" style:family="text">
      <style:text-properties fo:color="#fbc02d" style:font-name="Roboto Mono" fo:font-size="10.5pt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73077430" text:style-name="WWNum1">
        <text:list-header>
          <text:h text:style-name="P23" text:outline-level="1">Db Lecturas</text:h>
        </text:list-header>
      </text:list>
      <text:list xml:id="list780235651" text:style-name="Outline">
        <text:list-item>
          <text:h text:style-name="P22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4-8</text:span>-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/text:p>
      <text:p text:style-name="P1"/>
      <text:list xml:id="list131817443077637" text:continue-numbering="true" text:style-name="Outline">
        <text:list-item>
          <text:list>
            <text:list-item>
              <text:h text:style-name="Heading_20_2" text:outline-level="2">Stream para listView</text:h>
            </text:list-item>
          </text:list>
        </text:list-item>
      </text:list>
      <text:p text:style-name="P10">Widget frmListado(String nombreDB) {</text:p>
      <text:p text:style-name="P11"><text:s text:c="2"/><text:span text:style-name="T45">return new </text:span>StreamBuilder(</text:p>
      <text:p text:style-name="P12"><text:s text:c="4"/>stream: Firestore.<text:span text:style-name="T50">instance</text:span>.collection(nombreDB).orderBy(<text:span text:style-name="T53">"cuando"</text:span>).</text:p>
      <text:p text:style-name="P12"><text:s/>where(<text:span text:style-name="T53">"vencida"</text:span>,isEqualTo:<text:span text:style-name="T51">tVencida</text:span>).snapshots(),</text:p>
      <text:p text:style-name="P11"><text:s text:c="4"/>builder: (BuildContext context, AsyncSnapshot&lt;QuerySnapshot&gt; snapshot) {</text:p>
      <text:p text:style-name="P11"><text:s text:c="6"/><text:span text:style-name="T45">if </text:span>(!snapshot.<text:span text:style-name="T51">hasData</text:span>) <text:span text:style-name="T45">return </text:span>CircularProgressIndicator();</text:p>
      <text:p text:style-name="P11"><text:s text:c="6"/><text:span text:style-name="T45">return </text:span>FirestoreListView(documents: snapshot.<text:span text:style-name="T51">data</text:span>.<text:span text:style-name="T51">documents</text:span>,nombreDB: nombreDB);</text:p>
      <text:p text:style-name="P9"><text:span text:style-name="T54"><text:s text:c="3"/></text:span><text:s/><text:span text:style-name="T42">},</text:span></text:p>
      <text:p text:style-name="P9"><text:s text:c="2"/><text:span text:style-name="T42">);</text:span></text:p>
      <text:p text:style-name="P14">}</text:p>
      <text:p text:style-name="P2"/>
      <text:list xml:id="list131816579037100" text:continue-numbering="true" text:style-name="Outline">
        <text:list-item>
          <text:list>
            <text:list-item>
              <text:h text:style-name="Heading_20_2" text:outline-level="2">Carga <text:span text:style-name="T55">de un registro</text:span></text:h>
            </text:list-item>
          </text:list>
        </text:list-item>
      </text:list>
      <text:p text:style-name="P5"><text:span text:style-name="Source_20_Text"><text:span text:style-name="T13">Future&lt;DatosAgenda&gt; cargaCita() </text:span></text:span><text:span text:style-name="Source_20_Text"><text:span text:style-name="T19">async </text:span></text:span><text:span text:style-name="Source_20_Text"><text:span text:style-name="T13">{</text:span></text:span></text:p>
      <text:p text:style-name="P11"><text:s text:c="2"/>Firestore.<text:span text:style-name="T50">instance</text:span>.collection(<text:span text:style-name="T51">widget</text:span>.<text:span text:style-name="T51">nombreDB</text:span>).document(<text:span text:style-name="T51">widget</text:span>.<text:span text:style-name="T51">dBkey</text:span>).get().then((docSnap) {</text:p>
      <text:p text:style-name="P11"><text:s text:c="4"/>setState(() {</text:p>
      <text:p text:style-name="P11"><text:s text:c="6"/><text:span text:style-name="T51">dFrm</text:span>.lectura(docSnap.<text:span text:style-name="T51">data</text:span>);</text:p>
      <text:p text:style-name="P11"><text:s text:c="6"/><text:span text:style-name="T51">lecturacompleta</text:span>=<text:span text:style-name="T45">true</text:span>;</text:p>
      <text:p text:style-name="P11"><text:s text:c="5"/><text:span text:style-name="T45">return </text:span><text:span text:style-name="T51">dFrm</text:span>;</text:p>
      <text:p text:style-name="P11"><text:s text:c="4"/>});</text:p>
      <text:p text:style-name="P11"><text:s text:c="2"/>});</text:p>
      <text:p text:style-name="P11"><text:s text:c="2"/><text:span text:style-name="T45">return null</text:span>;</text:p>
      <text:p text:style-name="P16"><text:s text:c="2"/>}</text:p>
      <text:p text:style-name="P5"><text:span text:style-name="Source_20_Text"><text:span text:style-name="T4"/></text:span></text:p>
      <text:p text:style-name="P5"><text:span text:style-name="Source_20_Text"><text:span text:style-name="T18">void </text:span></text:span><text:span text:style-name="Source_20_Text"><text:span text:style-name="T12">initState() {</text:span></text:span></text:p>
      <text:p text:style-name="P9"><text:s text:c="2"/><text:span text:style-name="T44">super</text:span><text:span text:style-name="T42">.initState();</text:span></text:p>
      <text:p text:style-name="P9"><text:s text:c="2"/><text:span text:style-name="T44">if</text:span><text:span text:style-name="T42">(</text:span><text:span text:style-name="T49">widget</text:span><text:span text:style-name="T42">.</text:span><text:span text:style-name="T49">dBkey</text:span><text:span text:style-name="T42">.</text:span><text:span text:style-name="T49">isNotEmpty</text:span><text:span text:style-name="T42">){</text:span></text:p>
      <text:p text:style-name="P9"><text:s text:c="4"/><text:span text:style-name="T42">cargaCita().then((rta) {</text:span></text:p>
      <text:p text:style-name="P9"><text:s text:c="6"/><text:span text:style-name="T42">setState(() {</text:span></text:p>
      <text:p text:style-name="P9"><text:s text:c="10"/><text:span text:style-name="T44">if</text:span><text:span text:style-name="T42">(rta!=</text:span><text:span text:style-name="T44">null</text:span><text:span text:style-name="T42">)</text:span><text:span text:style-name="T49">dFrm</text:span><text:span text:style-name="T42">=rta;</text:span></text:p>
      <text:p text:style-name="P9"><text:s text:c="6"/><text:span text:style-name="T42">});</text:span></text:p>
      <text:p text:style-name="P9"><text:s text:c="4"/><text:span text:style-name="T42">});</text:span></text:p>
      <text:p text:style-name="P9"><text:s text:c="2"/><text:span text:style-name="T42">} </text:span><text:span text:style-name="T44">else </text:span><text:span text:style-name="T49">lecturacompleta</text:span><text:span text:style-name="T42">=</text:span><text:span text:style-name="T44">true</text:span><text:span text:style-name="T42">;</text:span></text:p>
      <text:p text:style-name="P14">}</text:p>
      <text:p text:style-name="P5"><text:span text:style-name="Source_20_Text"><text:span text:style-name="T4"/></text:span></text:p>
      <text:list xml:id="list131815845488148" text:continue-numbering="true" text:style-name="Outline">
        <text:list-item>
          <text:list>
            <text:list-item>
              <text:h text:style-name="Heading_20_2" text:outline-level="2"><text:span text:style-name="Source_20_Text">delete</text:span></text:h>
            </text:list-item>
          </text:list>
        </text:list-item>
      </text:list>
      <text:p text:style-name="P5"><text:span text:style-name="Source_20_Text"><text:span text:style-name="T13">Firestore.</text:span></text:span><text:span text:style-name="Source_20_Text"><text:span text:style-name="T22">instance</text:span></text:span><text:span text:style-name="Source_20_Text"><text:span text:style-name="T13">.runTransaction((transaction) </text:span></text:span><text:span text:style-name="Source_20_Text"><text:span text:style-name="T19">async </text:span></text:span><text:span text:style-name="Source_20_Text"><text:span text:style-name="T13">{</text:span></text:span></text:p>
      <text:p text:style-name="P11"><text:s text:c="2"/>DocumentSnapshot snapshot =</text:p>
      <text:p text:style-name="P11"><text:s text:c="2"/><text:span text:style-name="T45">await </text:span>transaction.get(ref);</text:p>
      <text:p text:style-name="P11"><text:s text:c="2"/><text:span text:style-name="T45">await </text:span>transaction.delete(snapshot.<text:span text:style-name="T51">reference</text:span>);</text:p>
      <text:p text:style-name="P16">});</text:p>
      <text:p text:style-name="P5"><text:span text:style-name="Source_20_Text"><text:span text:style-name="T4"/></text:span></text:p>
      <text:p text:style-name="P4"><text:span text:style-name="Source_20_Text"><text:span text:style-name="T5">}</text:span></text:span></text:p>
      <text:list xml:id="list131817278363850" text:continue-numbering="true" text:style-name="Outline">
        <text:list-item>
          <text:list>
            <text:list-item>
              <text:h text:style-name="Heading_20_2" text:outline-level="2"><text:span text:style-name="Source_20_Text">Insertar</text:span></text:h>
            </text:list-item>
          </text:list>
        </text:list-item>
      </text:list>
      <text:p text:style-name="P5"><text:span text:style-name="Source_20_Text"><text:span text:style-name="T19">void </text:span></text:span><text:span text:style-name="Source_20_Text"><text:span text:style-name="T13">dbInsertaRegistro(DatosAgenda d,String nombreDB){</text:span></text:span></text:p>
      <text:p text:style-name="P11"><text:s text:c="2"/>Firestore.<text:span text:style-name="T50">instance</text:span>.runTransaction((Transaction transaction) <text:span text:style-name="T45">async </text:span>{</text:p>
      <text:p text:style-name="P11"><text:s text:c="4"/>CollectionReference reference =Firestore.<text:span text:style-name="T50">instance</text:span>.collection(nombreDB);</text:p>
      <text:p text:style-name="P11"><text:s text:c="4"/><text:span text:style-name="T45">await </text:span>reference.add({</text:p>
      <text:p text:style-name="P11"><text:s text:c="6"/><text:span text:style-name="T53">"donde"</text:span>: d.<text:span text:style-name="T51">donde</text:span>,</text:p>
      <text:p text:style-name="P11"><text:s text:c="6"/><text:span text:style-name="T53">"que"</text:span>: d.<text:span text:style-name="T51">que</text:span>,</text:p>
      <text:p text:style-name="P11"><text:s text:c="6"/><text:span text:style-name="T53">"quien"</text:span>: d.<text:span text:style-name="T51">quien</text:span>,</text:p>
      <text:p text:style-name="P11"><text:s text:c="6"/><text:span text:style-name="T53">"cuando"</text:span>: d.<text:span text:style-name="T51">cuando</text:span>,</text:p>
      <text:p text:style-name="P11"><text:s text:c="6"/><text:span text:style-name="T53">"vencida"</text:span>: d.<text:span text:style-name="T51">vencida</text:span>,</text:p>
      <text:p text:style-name="P11"><text:s text:c="6"/><text:span text:style-name="T53">"asunto"</text:span>: d.<text:span text:style-name="T51">asunto</text:span>,</text:p>
      <text:p text:style-name="P11"><text:s text:c="6"/><text:span text:style-name="T53">"nota"</text:span>: d.<text:span text:style-name="T51">nota</text:span>});</text:p>
      <text:p text:style-name="P11"><text:s text:c="2"/>});</text:p>
      <text:p text:style-name="P16">}</text:p>
      <text:p text:style-name="P17"/>
      <text:p text:style-name="P17">Modificar</text:p>
      <text:p text:style-name="P5"><text:span text:style-name="Source_20_Text"><text:span text:style-name="T18">void </text:span></text:span><text:span text:style-name="Source_20_Text"><text:span text:style-name="T12">dbModificaAgenda(DatosAgenda d,String nombreDB,String key) {</text:span></text:span></text:p>
      <text:p text:style-name="P9"><text:s text:c="2"/><text:span text:style-name="T42">Firestore.</text:span><text:span text:style-name="T48">instance</text:span><text:span text:style-name="T42">.collection(nombreDB).document(key).setData({</text:span></text:p>
      <text:p text:style-name="P9"><text:s text:c="4"/><text:span text:style-name="T52">"donde"</text:span><text:span text:style-name="T42">: d.</text:span><text:span text:style-name="T49">donde</text:span><text:span text:style-name="T42">,</text:span></text:p>
      <text:p text:style-name="P9"><text:s text:c="4"/><text:span text:style-name="T52">"que"</text:span><text:span text:style-name="T42">: d.</text:span><text:span text:style-name="T49">que</text:span><text:span text:style-name="T42">,</text:span></text:p>
      <text:p text:style-name="P9"><text:s text:c="4"/><text:span text:style-name="T52">"quien"</text:span><text:span text:style-name="T42">: d.</text:span><text:span text:style-name="T49">quien</text:span><text:span text:style-name="T42">,</text:span></text:p>
      <text:p text:style-name="P9"><text:s text:c="4"/><text:span text:style-name="T52">"cuando"</text:span><text:span text:style-name="T42">:d.</text:span><text:span text:style-name="T49">cuando</text:span><text:span text:style-name="T42">,</text:span></text:p>
      <text:p text:style-name="P9"><text:s text:c="4"/><text:span text:style-name="T52">"vencida"</text:span><text:span text:style-name="T42">: d.</text:span><text:span text:style-name="T49">vencida</text:span><text:span text:style-name="T42">,</text:span></text:p>
      <text:p text:style-name="P9"><text:s text:c="4"/><text:span text:style-name="T52">"asunto"</text:span><text:span text:style-name="T42">: d.</text:span><text:span text:style-name="T49">asunto</text:span><text:span text:style-name="T42">,</text:span></text:p>
      <text:p text:style-name="P9"><text:s text:c="4"/><text:span text:style-name="T52">"nota"</text:span><text:span text:style-name="T42">: d.</text:span><text:span text:style-name="T49">nota</text:span></text:p>
      <text:p text:style-name="P15"><text:span text:style-name="T47"><text:s text:c="2"/></text:span><text:span text:style-name="T42">});</text:span></text:p>
      <text:p text:style-name="P5"><text:span text:style-name="Source_20_Text"><text:span text:style-name="T4"/></text:span></text:p>
      <text:p text:style-name="P5"><text:span text:style-name="Source_20_Text"><text:span text:style-name="T18">if</text:span></text:span><text:span text:style-name="Source_20_Text"><text:span text:style-name="T12">(</text:span></text:span><text:span text:style-name="Source_20_Text"><text:span text:style-name="T20">widget</text:span></text:span><text:span text:style-name="Source_20_Text"><text:span text:style-name="T12">.</text:span></text:span><text:span text:style-name="Source_20_Text"><text:span text:style-name="T20">dBkey</text:span></text:span><text:span text:style-name="Source_20_Text"><text:span text:style-name="T12">.</text:span></text:span><text:span text:style-name="Source_20_Text"><text:span text:style-name="T20">isEmpty</text:span></text:span><text:span text:style-name="Source_20_Text"><text:span text:style-name="T12">) dbInsertaRegistro(</text:span></text:span><text:span text:style-name="Source_20_Text"><text:span text:style-name="T20">dFrm</text:span></text:span><text:span text:style-name="Source_20_Text"><text:span text:style-name="T12">,</text:span></text:span><text:span text:style-name="Source_20_Text"><text:span text:style-name="T20">widget</text:span></text:span><text:span text:style-name="Source_20_Text"><text:span text:style-name="T12">.</text:span></text:span><text:span text:style-name="Source_20_Text"><text:span text:style-name="T20">nombreDB</text:span></text:span><text:span text:style-name="Source_20_Text"><text:span text:style-name="T12">) ;</text:span></text:span></text:p>
      <text:p text:style-name="P8"><text:span text:style-name="T45">else </text:span>dbModificaAgenda(<text:span text:style-name="T51">dFrm</text:span>,<text:span text:style-name="T51">widget</text:span>.<text:span text:style-name="T51">nombreDB</text:span>,<text:span text:style-name="T51">widget</text:span>.<text:span text:style-name="T51">dBkey</text:span>);</text:p>
      <text:p text:style-name="P14">Navigator.<text:span text:style-name="T46">of</text:span>(<text:span text:style-name="T51">context</text:span>).pop(<text:span text:style-name="T45">true</text:span>);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12">Future&lt;bool&gt; willPop() </text:span></text:span><text:span text:style-name="Source_20_Text"><text:span text:style-name="T18">async </text:span></text:span><text:span text:style-name="Source_20_Text"><text:span text:style-name="T12">{</text:span></text:span></text:p>
      <text:p text:style-name="P9"><text:s text:c="2"/><text:span text:style-name="T44">final </text:span><text:span text:style-name="T42">FormState form = </text:span><text:span text:style-name="T49">_formKey</text:span><text:span text:style-name="T42">.</text:span><text:span text:style-name="T49">currentState</text:span><text:span text:style-name="T42">;</text:span></text:p>
      <text:p text:style-name="P9"><text:s text:c="2"/><text:span text:style-name="T44">if </text:span><text:span text:style-name="T42">(form == </text:span><text:span text:style-name="T44">null </text:span><text:span text:style-name="T42">|| form.validate())</text:span></text:p>
      <text:p text:style-name="P9"><text:s text:c="4"/><text:span text:style-name="T44">return true</text:span><text:span text:style-name="T42">;</text:span></text:p>
      <text:p text:style-name="P9"><text:s text:c="2"/><text:span text:style-name="T44">return await </text:span><text:span text:style-name="T42">showDialog&lt;bool&gt;(</text:span></text:p>
      <text:p text:style-name="P9"><text:s text:c="4"/><text:span text:style-name="T42">context: </text:span><text:span text:style-name="T49">context</text:span><text:span text:style-name="T42">,</text:span></text:p>
      <text:p text:style-name="P9"><text:s text:c="4"/><text:span text:style-name="T42">builder: (BuildContext context) {</text:span></text:p>
      <text:p text:style-name="P9"><text:s text:c="6"/><text:span text:style-name="T44">return new </text:span><text:span text:style-name="T42">AlertDialog(</text:span></text:p>
      <text:p text:style-name="P9"><text:s text:c="8"/><text:span text:style-name="T42">title: </text:span><text:span text:style-name="T44">const </text:span><text:span text:style-name="T42">Text(</text:span><text:span text:style-name="T52">'Hay errores'</text:span><text:span text:style-name="T42">),</text:span></text:p>
      <text:p text:style-name="P9"><text:s text:c="8"/><text:span text:style-name="T42">content: </text:span><text:span text:style-name="T44">const </text:span><text:span text:style-name="T42">Text(</text:span><text:span text:style-name="T52">'Realmente te vas?'</text:span><text:span text:style-name="T42">),</text:span></text:p>
      <text:p text:style-name="P9"><text:s text:c="8"/><text:span text:style-name="T42">actions: &lt;Widget&gt; [</text:span></text:p>
      <text:p text:style-name="P9"><text:s text:c="10"/><text:span text:style-name="T44">new </text:span><text:span text:style-name="T42">FlatButton(</text:span></text:p>
      <text:p text:style-name="P9"><text:s text:c="12"/><text:span text:style-name="T42">child: </text:span><text:span text:style-name="T44">const </text:span><text:span text:style-name="T42">Text(</text:span><text:span text:style-name="T52">'SI'</text:span><text:span text:style-name="T42">),</text:span></text:p>
      <text:p text:style-name="P9"><text:s text:c="12"/><text:span text:style-name="T42">onPressed: () { Navigator.</text:span><text:span text:style-name="T43">of</text:span><text:span text:style-name="T42">(context).pop(</text:span><text:span text:style-name="T44">true</text:span><text:span text:style-name="T42">); },</text:span></text:p>
      <text:p text:style-name="P9"><text:s text:c="10"/><text:span text:style-name="T42">),</text:span></text:p>
      <text:p text:style-name="P9"><text:s text:c="10"/><text:span text:style-name="T44">new </text:span><text:span text:style-name="T42">FlatButton(</text:span></text:p>
      <text:p text:style-name="P9"><text:s text:c="12"/><text:span text:style-name="T42">child: </text:span><text:span text:style-name="T44">const </text:span><text:span text:style-name="T42">Text(</text:span><text:span text:style-name="T52">'NO'</text:span><text:span text:style-name="T42">),</text:span></text:p>
      <text:p text:style-name="P9"><text:s text:c="12"/><text:span text:style-name="T42">onPressed: () { Navigator.</text:span><text:span text:style-name="T43">of</text:span><text:span text:style-name="T42">(context).pop(</text:span><text:span text:style-name="T44">false</text:span><text:span text:style-name="T42">); },</text:span></text:p>
      <text:p text:style-name="P9"><text:soft-page-break/><text:s text:c="10"/><text:span text:style-name="T42">),</text:span></text:p>
      <text:p text:style-name="P9"><text:s text:c="8"/><text:span text:style-name="T42">],</text:span></text:p>
      <text:p text:style-name="P9"><text:s text:c="6"/><text:span text:style-name="T42">);</text:span></text:p>
      <text:p text:style-name="P9"><text:s text:c="4"/><text:span text:style-name="T42">},</text:span></text:p>
      <text:p text:style-name="P9"><text:s text:c="2"/><text:span text:style-name="T42">) ?? </text:span><text:span text:style-name="T44">false</text:span><text:span text:style-name="T42">;</text:span></text:p>
      <text:p text:style-name="P8">}</text:p>
      <text:p text:style-name="P8"/>
      <text:list xml:id="list131817240587115" text:continue-numbering="true" text:style-name="Outline">
        <text:list-item>
          <text:list>
            <text:list-item>
              <text:h text:style-name="Heading_20_2" text:outline-level="2">Carga Usuarios</text:h>
            </text:list-item>
          </text:list>
        </text:list-item>
      </text:list>
      <text:p text:style-name="P11">Future&lt;bool&gt; dbCargaUsuario() <text:span text:style-name="T45">async </text:span>{</text:p>
      <text:p text:style-name="P11"><text:s text:c="2"/>Firestore.<text:span text:style-name="T50">instance</text:span>.collection(<text:span text:style-name="T53">'Usuarios'</text:span>).getDocuments().then((docSnap) {</text:p>
      <text:p text:style-name="P11"><text:s text:c="4"/><text:span text:style-name="T45">var </text:span>l = docSnap.<text:span text:style-name="T51">documents</text:span>.toList().toList();</text:p>
      <text:p text:style-name="P11"><text:s text:c="4"/><text:span text:style-name="T45">for </text:span>(int i = l.<text:span text:style-name="T51">length</text:span>-<text:span text:style-name="T56">1</text:span>;i&gt;=<text:span text:style-name="T56">0</text:span>; i--) {</text:p>
      <text:p text:style-name="P11"><text:s text:c="6"/><text:span text:style-name="T51">lNombres</text:span>.add(l[i].<text:span text:style-name="T51">documentID</text:span>);</text:p>
      <text:p text:style-name="P11"><text:s text:c="6"/><text:span text:style-name="T51">lClaves</text:span>.add(l[i].<text:span text:style-name="T51">data</text:span>[<text:span text:style-name="T53">"clave"</text:span>]);</text:p>
      <text:p text:style-name="P11"><text:s text:c="6"/>}</text:p>
      <text:p text:style-name="P11"><text:s text:c="4"/>setState(() {</text:p>
      <text:p text:style-name="P11"><text:s text:c="6"/><text:span text:style-name="T51">dus</text:span>.<text:span text:style-name="T51">nombre</text:span>=<text:span text:style-name="T51">lNombres</text:span>[<text:span text:style-name="T56">0</text:span>];</text:p>
      <text:p text:style-name="P11"><text:s text:c="6"/><text:span text:style-name="T58">//lNombres;</text:span></text:p>
      <text:p text:style-name="P13"><text:s text:c="6"/><text:span text:style-name="T46">//lClaves;</text:span></text:p>
      <text:p text:style-name="P11"><text:span text:style-name="T57"><text:s text:c="4"/></text:span>});</text:p>
      <text:p text:style-name="P11"><text:s text:c="4"/><text:span text:style-name="T45">return true</text:span>;</text:p>
      <text:p text:style-name="P11"><text:s text:c="2"/>});</text:p>
      <text:p text:style-name="P11"><text:s text:c="2"/><text:span text:style-name="T45">return false</text:span>;</text:p>
      <text:p text:style-name="P16">}</text:p>
      <text:p text:style-name="P5"><text:span text:style-name="Source_20_Text"><text:span text:style-name="T18">void </text:span></text:span><text:span text:style-name="Source_20_Text"><text:span text:style-name="T12">initState() {</text:span></text:span></text:p>
      <text:p text:style-name="P9"><text:s text:c="2"/><text:span text:style-name="T44">super</text:span><text:span text:style-name="T42">.initState();</text:span></text:p>
      <text:p text:style-name="P9"><text:s text:c="2"/><text:span text:style-name="T42">dbCargaUsuario();</text:span></text:p>
      <text:p text:style-name="P9"><text:s text:c="2"/><text:span text:style-name="T42">}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13"><text:s text:c="2"/>Firestore </text:span></text:span><text:span text:style-name="Source_20_Text"><text:span text:style-name="T25">db </text:span></text:span><text:span text:style-name="Source_20_Text"><text:span text:style-name="T13">= Firestore.</text:span></text:span><text:span text:style-name="Source_20_Text"><text:span text:style-name="T22">instance</text:span></text:span><text:span text:style-name="Source_20_Text"><text:span text:style-name="T13">;</text:span></text:span></text:p>
      <text:p text:style-name="P11"><text:s text:c="2"/>CollectionReference <text:span text:style-name="T51">notesCollectionRef </text:span>= db.collection(<text:span text:style-name="T53">'notes'</text:span>);</text:p>
      <text:p text:style-name="P11"><text:s text:c="2"/><text:span text:style-name="T58">//</text:span></text:p>
      <text:p text:style-name="P11"><text:span text:style-name="T57"><text:s text:c="2"/></text:span>DocumentReference <text:span text:style-name="T51">jsaDocumentRef </text:span>= db.collection(<text:span text:style-name="T53">'notes'</text:span>).document(<text:span text:style-name="T53">'gkz'</text:span>);</text:p>
      <text:p text:style-name="P28">// or</text:p>
      <text:p text:style-name="P11"><text:span text:style-name="T57"><text:s text:c="2"/></text:span>DocumentReference <text:span text:style-name="T51">jsaDocumentRef2 </text:span>= db.document(<text:span text:style-name="T53">'notes/gkz'</text:span>);</text:p>
      <text:p text:style-name="P28">// Hierarchical Data with Subcollection-Document in a Document</text:p>
      <text:p text:style-name="P11"><text:span text:style-name="T57"><text:s text:c="2"/></text:span>DocumentReference <text:span text:style-name="T51">androidTutRef </text:span>= db</text:p>
      <text:p text:style-name="P11"><text:s text:c="6"/>.collection(<text:span text:style-name="T53">'notes'</text:span>).document(<text:span text:style-name="T53">'gkz'</text:span>)</text:p>
      <text:p text:style-name="P16"><text:s text:c="6"/>.collection(<text:span text:style-name="T53">'tutorials'</text:span>).document(<text:span text:style-name="T53">'flutterTutRef'</text:span>);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list xml:id="list131816557132611" text:continue-numbering="true" text:style-name="Outline">
        <text:list-item>
          <text:list>
            <text:list-item>
              <text:h text:style-name="Heading_20_2" text:outline-level="2"><text:span text:style-name="Source_20_Text">probar</text:span></text:h>
            </text:list-item>
          </text:list>
        </text:list-item>
      </text:list>
      <text:p text:style-name="P6"><text:span text:style-name="Source_20_Text"><text:span text:style-name="T6">F</text:span></text:span><text:span text:style-name="Source_20_Text"><text:span text:style-name="T29">irebaseFirestore</text:span></text:span><text:span text:style-name="Source_20_Text"><text:span text:style-name="T31"> </text:span></text:span><text:span text:style-name="Source_20_Text"><text:span text:style-name="T33">rootRef =</text:span></text:span><text:span text:style-name="Source_20_Text"><text:span text:style-name="T31"> </text:span></text:span><text:span text:style-name="Source_20_Text"><text:span text:style-name="T29">FirebaseFirestore</text:span></text:span><text:span text:style-name="Source_20_Text"><text:span text:style-name="T33">.getInstance();</text:span></text:span></text:p>
      <text:p text:style-name="P18"><text:span text:style-name="Source_20_Text"><text:span text:style-name="T30">CollectionReference</text:span></text:span><text:span text:style-name="Source_20_Text"><text:span text:style-name="T32"> </text:span></text:span><text:span text:style-name="Source_20_Text"><text:span text:style-name="T34">usersRef =</text:span></text:span><text:span text:style-name="Source_20_Text"><text:span text:style-name="T32"> </text:span></text:span><text:span text:style-name="Source_20_Text"><text:span text:style-name="T34">rootRef.collection(</text:span></text:span><text:span text:style-name="Source_20_Text"><text:span text:style-name="T37">"users"</text:span></text:span><text:span text:style-name="Source_20_Text"><text:span text:style-name="T34">);</text:span></text:span></text:p>
      <text:p text:style-name="P18"><text:span text:style-name="Source_20_Text"><text:span text:style-name="T30">Query</text:span></text:span><text:span text:style-name="Source_20_Text"><text:span text:style-name="T32"> </text:span></text:span><text:span text:style-name="Source_20_Text"><text:span text:style-name="T34">query =</text:span></text:span><text:span text:style-name="Source_20_Text"><text:span text:style-name="T32"> </text:span></text:span><text:span text:style-name="Source_20_Text"><text:span text:style-name="T34">usersRef</text:span></text:span></text:p>
      <text:p text:style-name="P18"><text:span text:style-name="Source_20_Text"><text:span text:style-name="T35"><text:s text:c="4"/></text:span></text:span><text:span text:style-name="Source_20_Text"><text:span text:style-name="T34">.whereGreaterThanOrEqualTo(</text:span></text:span><text:span text:style-name="Source_20_Text"><text:span text:style-name="T37">"timestamp"</text:span></text:span><text:span text:style-name="Source_20_Text"><text:span text:style-name="T34">,</text:span></text:span><text:span text:style-name="Source_20_Text"><text:span text:style-name="T32"> </text:span></text:span><text:span text:style-name="Source_20_Text"><text:span text:style-name="T34">startingTime)</text:span></text:span></text:p>
      <text:p text:style-name="P18"><text:span text:style-name="Source_20_Text"><text:span text:style-name="T35"><text:s text:c="4"/></text:span></text:span><text:span text:style-name="Source_20_Text"><text:span text:style-name="T34">.whereLessThanOrEqualTo(</text:span></text:span><text:span text:style-name="Source_20_Text"><text:span text:style-name="T37">"timestamp"</text:span></text:span><text:span text:style-name="Source_20_Text"><text:span text:style-name="T34">,</text:span></text:span><text:span text:style-name="Source_20_Text"><text:span text:style-name="T32"> </text:span></text:span><text:span text:style-name="Source_20_Text"><text:span text:style-name="T34">endingTime);</text:span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7"><text:span text:style-name="Source_20_Text"><text:span text:style-name="T7">cheque por camnios</text:span></text:span></text:p>
      <text:p text:style-name="P6"><text:span text:style-name="Source_20_Text"><text:span text:style-name="T36"><text:s/></text:span></text:span><text:span text:style-name="Source_20_Text"><text:span text:style-name="T29">Future</text:span></text:span><text:span text:style-name="Source_20_Text"><text:span text:style-name="T33">&lt;</text:span></text:span><text:span text:style-name="Source_20_Text"><text:span text:style-name="T38">Null</text:span></text:span><text:span text:style-name="Source_20_Text"><text:span text:style-name="T33">&gt;</text:span></text:span><text:span text:style-name="Source_20_Text"><text:span text:style-name="T31"> </text:span></text:span><text:span text:style-name="Source_20_Text"><text:span text:style-name="T33">checkFocChanges()</text:span></text:span><text:span text:style-name="Source_20_Text"><text:span text:style-name="T31"> </text:span></text:span><text:span text:style-name="Source_20_Text"><text:span text:style-name="T38">async</text:span></text:span><text:span text:style-name="Source_20_Text"><text:span text:style-name="T31"> </text:span></text:span><text:span text:style-name="Source_20_Text"><text:span text:style-name="T33">{</text:span></text:span></text:p>
      <text:p text:style-name="P18"><text:span text:style-name="Source_20_Text"><text:span text:style-name="T35"><text:s text:c="4"/></text:span></text:span><text:span text:style-name="Source_20_Text"><text:span text:style-name="T30">Firestore</text:span></text:span><text:span text:style-name="Source_20_Text"><text:span text:style-name="T34">.instance.runTransaction((</text:span></text:span><text:span text:style-name="Source_20_Text"><text:span text:style-name="T30">Transaction</text:span></text:span><text:span text:style-name="Source_20_Text"><text:span text:style-name="T32"> </text:span></text:span><text:span text:style-name="Source_20_Text"><text:span text:style-name="T34">tx)</text:span></text:span><text:span text:style-name="Source_20_Text"><text:span text:style-name="T32"> </text:span></text:span><text:span text:style-name="Source_20_Text"><text:span text:style-name="T39">async</text:span></text:span><text:span text:style-name="Source_20_Text"><text:span text:style-name="T32"> </text:span></text:span><text:span text:style-name="Source_20_Text"><text:span text:style-name="T34">{</text:span></text:span></text:p>
      <text:p text:style-name="P18"><text:soft-page-break/><text:span text:style-name="Source_20_Text"><text:span text:style-name="T35"><text:s text:c="6"/></text:span></text:span><text:span text:style-name="Source_20_Text"><text:span text:style-name="T30">CollectionReference</text:span></text:span><text:span text:style-name="Source_20_Text"><text:span text:style-name="T32"> </text:span></text:span><text:span text:style-name="Source_20_Text"><text:span text:style-name="T34">reference =</text:span></text:span><text:span text:style-name="Source_20_Text"><text:span text:style-name="T32"> </text:span></text:span><text:span text:style-name="Source_20_Text"><text:span text:style-name="T30">Firestore</text:span></text:span><text:span text:style-name="Source_20_Text"><text:span text:style-name="T34">.instance.collection(</text:span></text:span><text:span text:style-name="Source_20_Text"><text:span text:style-name="T37">'planets'</text:span></text:span><text:span text:style-name="Source_20_Text"><text:span text:style-name="T34">);</text:span></text:span></text:p>
      <text:p text:style-name="P18"><text:span text:style-name="Source_20_Text"><text:span text:style-name="T35"><text:s text:c="6"/></text:span></text:span><text:span text:style-name="Source_20_Text"><text:span text:style-name="T34">reference.onSnapshot.listen((querySnapshot)</text:span></text:span><text:span text:style-name="Source_20_Text"><text:span text:style-name="T32"> </text:span></text:span><text:span text:style-name="Source_20_Text"><text:span text:style-name="T34">{</text:span></text:span></text:p>
      <text:p text:style-name="P18"><text:span text:style-name="Source_20_Text"><text:span text:style-name="T35"><text:s text:c="8"/></text:span></text:span><text:span text:style-name="Source_20_Text"><text:span text:style-name="T34">querySnapshot.docChanges.forEach((change)</text:span></text:span><text:span text:style-name="Source_20_Text"><text:span text:style-name="T32"> </text:span></text:span><text:span text:style-name="Source_20_Text"><text:span text:style-name="T34">{</text:span></text:span></text:p>
      <text:p text:style-name="P18"><text:span text:style-name="Source_20_Text"><text:span text:style-name="T35"><text:s text:c="10"/></text:span></text:span><text:span text:style-name="Source_20_Text"><text:span text:style-name="T40">// Do something with change</text:span></text:span></text:p>
      <text:p text:style-name="P18"><text:span text:style-name="Source_20_Text"><text:span text:style-name="T35"><text:s text:c="8"/></text:span></text:span><text:span text:style-name="Source_20_Text"><text:span text:style-name="T34">});</text:span></text:span></text:p>
      <text:p text:style-name="P18"><text:span text:style-name="Source_20_Text"><text:span text:style-name="T35"><text:s text:c="6"/></text:span></text:span><text:span text:style-name="Source_20_Text"><text:span text:style-name="T34">});</text:span></text:span></text:p>
      <text:p text:style-name="P18"><text:span text:style-name="Source_20_Text"><text:span text:style-name="T35"><text:s text:c="4"/></text:span></text:span><text:span text:style-name="Source_20_Text"><text:span text:style-name="T34">});</text:span></text:span></text:p>
      <text:p text:style-name="P18"><text:span text:style-name="Source_20_Text"><text:span text:style-name="T35"><text:s text:c="2"/></text:span></text:span><text:span text:style-name="Source_20_Text"><text:span text:style-name="T34">}</text:span></text:span></text:p>
      <text:p text:style-name="P6"><text:span text:style-name="Source_20_Text"><text:span text:style-name="T6"/></text:span></text:p>
      <text:p text:style-name="P3"/>
      <text:list xml:id="list131817681157981" text:continue-numbering="true" text:style-name="Outline">
        <text:list-item>
          <text:list>
            <text:list-item>
              <text:h text:style-name="Heading_20_2" text:outline-level="2">identificador del documento</text:h>
            </text:list-item>
          </text:list>
        </text:list-item>
      </text:list>
      <text:p text:style-name="P24">var newCityRef = db.collection("cities").doc();</text:p>
      <text:p text:style-name="P21"/>
      <text:p text:style-name="P21">}</text:p>
      <text:list xml:id="list131815930941248" text:continue-numbering="true" text:style-name="Outline">
        <text:list-item>
          <text:list>
            <text:list-item>
              <text:h text:style-name="Heading_20_2" text:outline-level="2">genera documento con id</text:h>
            </text:list-item>
          </text:list>
        </text:list-item>
      </text:list>
      <text:p text:style-name="P21">db.collection("cities").doc("LA").set({</text:p>
      <text:p text:style-name="P21"><text:s text:c="4"/>name: "Los Angeles",</text:p>
      <text:p text:style-name="P21"><text:s text:c="4"/>state: "CA",</text:p>
      <text:p text:style-name="P21"><text:s text:c="4"/>country: "USA"</text:p>
      <text:p text:style-name="P21">})</text:p>
      <text:p text:style-name="P21"/>
      <text:p text:style-name="P21"/>
      <text:p text:style-name="P25">/ Create a reference to the SF doc.</text:p>
      <text:p text:style-name="P31"><text:span text:style-name="T60">var</text:span> sfDocRef = db.collection(<text:span text:style-name="T63">"cities"</text:span>).doc(<text:span text:style-name="T63">"SF"</text:span>);</text:p>
      <text:p text:style-name="P32">// Uncomment to initialize the doc.</text:p>
      <text:p text:style-name="P32">// sfDocRef.set({ population: 0 });</text:p>
      <text:p text:style-name="P31"><text:span text:style-name="T60">return</text:span> db.runTransaction(<text:span text:style-name="T60">function</text:span>(transaction) {</text:p>
      <text:p text:style-name="P30">    <text:span text:style-name="T68">// This code may get re-run multiple times if there are conflicts.</text:span></text:p>
      <text:p text:style-name="P30">    <text:span text:style-name="T62">return</text:span><text:span text:style-name="T67"> transaction.</text:span><text:span text:style-name="T62">get</text:span><text:span text:style-name="T67">(sfDocRef).</text:span><text:span text:style-name="T62">then</text:span><text:span text:style-name="T67">(</text:span><text:span text:style-name="T62">function</text:span><text:span text:style-name="T67">(sfDoc) {</text:span></text:p>
      <text:p text:style-name="P30">        <text:span text:style-name="T62">if</text:span><text:span text:style-name="T67"> (!sfDoc.exists) {</text:span></text:p>
      <text:p text:style-name="P30">            <text:span text:style-name="T62">throw</text:span><text:span text:style-name="T67"> </text:span><text:span text:style-name="T65">"Document does not exist!"</text:span><text:span text:style-name="T67">;</text:span></text:p>
      <text:p text:style-name="P30">        <text:span text:style-name="T67">}</text:span></text:p>
      <text:p text:style-name="P30">        <text:span text:style-name="T62">var</text:span><text:span text:style-name="T67"> newPopulation = sfDoc.data().population + </text:span><text:span text:style-name="T69">1</text:span><text:span text:style-name="T67">;</text:span></text:p>
      <text:p text:style-name="P30">        <text:span text:style-name="T67">transaction.update(sfDocRef, { population: newPopulation });</text:span></text:p>
      <text:p text:style-name="P30">    <text:span text:style-name="T67">});</text:span></text:p>
      <text:p text:style-name="P31">}).<text:span text:style-name="T60">then</text:span>(<text:span text:style-name="T60">function</text:span>() {</text:p>
      <text:p text:style-name="P30">    <text:span text:style-name="T67">console.log(</text:span><text:span text:style-name="T65">"Transaction successfully committed!"</text:span><text:span text:style-name="T67">);</text:span></text:p>
      <text:p text:style-name="P31">}).<text:span text:style-name="T60">catch</text:span>(<text:span text:style-name="T60">function</text:span>(error) {</text:p>
      <text:p text:style-name="P30">    <text:span text:style-name="T67">console.log(</text:span><text:span text:style-name="T65">"Transaction failed: "</text:span><text:span text:style-name="T67">, error);</text:span></text:p>
      <text:p text:style-name="P31">});</text:p>
      <text:p text:style-name="Text_20_body"><text:line-break/></text:p>
      <text:p text:style-name="Text_20_body"/>
      <text:p text:style-name="Text_20_body"/>
      <text:p text:style-name="P19">Una transacción puede fallar por los siguientes motivos:</text:p>
      <text:list xml:id="list575576268" text:style-name="L1">
        <text:list-item>
          <text:p text:style-name="P20">La transacción contiene operaciones de lectura después de las operaciones de escritura. Las operaciones de lectura deben ejecutarse siempre antes de cualquier operación de escritura.</text:p>
        </text:list-item>
        <text:list-item>
          <text:p text:style-name="P20"><text:soft-page-break/>La transacción lee un documento que se modificó fuera de la transacción. En este caso, la transacción vuelve a ejecutarse automáticamente. La transacción se vuelve a intentar una cantidad infinita de veces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Monaco" svg:font-family="Monaco, MonacoRegular, 'Courier New', monospace"/>
    <style:font-face style:name="Roboto Mono" svg:font-family="'Roboto Mono', monospace"/>
    <style:font-face style:name="Roboto" svg:font-family="Roboto, sans-serif"/>
    <style:font-face style:name="inherit" svg:font-family="inherit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<text:s/>de </text:span><text:page-count style:num-format="1">7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8-08-14T07:35:51.178000000</meta:creation-date>
    <meta:editing-duration>PT6H17M19S</meta:editing-duration>
    <meta:generator>LibreOffice/6.0.4.2$Windows_X86_64 LibreOffice_project/9b0d9b32d5dcda91d2f1a96dc04c645c450872bf</meta:generator>
    <dc:date>2018-08-25T13:18:15.317000000</dc:date>
    <meta:document-statistic meta:table-count="0" meta:image-count="0" meta:object-count="0" meta:page-count="7" meta:paragraph-count="178" meta:word-count="508" meta:character-count="5634" meta:non-whitespace-character-count="47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